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officeooo:paragraph-rsid="001681ce"/>
    </style:style>
    <style:style style:name="P9" style:family="paragraph" style:parent-style-name="Standard">
      <style:paragraph-properties fo:text-align="start" style:justify-single-word="false"/>
      <style:text-properties fo:font-weight="normal" officeooo:paragraph-rsid="001681ce" style:font-weight-asian="normal" style:font-weight-complex="normal"/>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 style:family="text">
      <style:text-properties fo:font-style="italic" style:font-style-asian="italic"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51de2" style:font-size-asian="12pt" style:font-weight-asian="normal" style:font-size-complex="12pt" style:font-weight-complex="normal"/>
    </style:style>
    <style:style style:name="T6" style:family="text">
      <style:text-properties fo:font-size="12pt" fo:font-weight="normal" officeooo:rsid="001681ce" style:font-size-asian="12pt" style:font-weight-asian="normal" style:font-size-complex="12pt" style:font-weight-complex="normal"/>
    </style:style>
    <style:style style:name="T7" style:family="text">
      <style:text-properties fo:font-size="12pt" fo:font-weight="normal" officeooo:rsid="0017d0e8" style:font-size-asian="12pt" style:font-weight-asian="normal" style:font-size-complex="12pt" style:font-weight-complex="normal"/>
    </style:style>
    <style:style style:name="T8" style:family="text">
      <style:text-properties officeooo:rsid="00151de2"/>
    </style:style>
    <style:style style:name="T9" style:family="text">
      <style:text-properties officeooo:rsid="001681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David Kelly </text:span>B00060572<text:tab/><text:tab/><text:tab/><text:tab/><text:tab/><text:tab/><text:tab/><text:tab/><text:tab/> <text:s text:c="5"/>12/11/13</text:p>
      <text:p text:style-name="P1"/>
      <text:p text:style-name="P1">Make Files</text:p>
      <text:p text:style-name="P1"/>
      <text:p text:style-name="P1"/>
      <text:p text:style-name="P2"><text:tab/>Makefiles are a convenient method of compiling many .gcc files for many .c files. The process of compiling many pieces of code can be time consuming and tedious. Advantages of having a make file is that the file can execute batches of code with the directions and ordering of the compilation saved in the Makefile.</text:p>
      <text:p text:style-name="P9"><text:tab/>There are three elements in a Makefile, Target, <text:span text:style-name="T9">Dependencies</text:span>, &amp; the Command.</text:p>
      <text:p text:style-name="P2"/>
      <text:p text:style-name="P4"><text:tab/><text:tab/><text:tab/><text:tab/><text:span text:style-name="T3">Target:<text:tab/><text:tab/>source / dependencies</text:span></text:p>
      <text:p text:style-name="P5"><text:tab/><text:tab/><text:tab/><text:tab/>hello: helloWorld.c</text:p>
      <text:p text:style-name="P5"><text:tab/><text:tab/><text:tab/><text:tab/><text:tab/>gcc helloWorld.c -o helloWorld</text:p>
      <text:p text:style-name="P5"><text:tab/><text:span text:style-name="T1"><text:tab/><text:tab/><text:tab/><text:tab/><text:tab/><text:tab/></text:span><text:span text:style-name="T2">command</text:span></text:p>
      <text:p text:style-name="P3"/>
      <text:p text:style-name="P6">Oh and also the tab which is very important as the Makefile will not recognise the command if it is not preceded by a tab. Nb*</text:p>
      <text:p text:style-name="P6"><text:tab/>The Target is the word in front of the colon and can be any string or a file (normally a file). After the colon comes the source. The file/<text:span text:style-name="T9">files</text:span> being used by the Makefile. On the next line after the tab, comes the command. This is the instructions for what to do with the source file/<text:span text:style-name="T9">files</text:span>.</text:p>
      <text:p text:style-name="P6"><text:tab/><text:span text:style-name="T8">Makefiles operate by calling the target from after the make call in the terminal or more conventionally having an “all” target in the makefile that does the selecting of targets to make. Targets can only be made if there is a command to do something with the target, dependencies are not always neccessary. However if the command is using the dependencies then the must be stated in the correct syntax or else the program will error. </text:span></text:p>
      <text:p text:style-name="P8"><text:span text:style-name="T4"><text:tab/></text:span><text:span text:style-name="T5">Using variables allows the makefile to be adaptable and flexible for different applications of the program. It also allows for a sort of platform independence for certain commands. e.g In the compilation of helloWorld.c I called gcc which is installed on my mageia. If I was using a different OS gcc may not have been installed so the program would have failed. Instead I could declare </text:span><text:span text:style-name="T6">a variable CC == “whatever compiler the system uses” and have </text:span><text:span text:style-name="T5">$(CC) </text:span><text:span text:style-name="T6">in the command </text:span><text:span text:style-name="T5">which would call</text:span><text:span text:style-name="T6"> the compiler variable which I would only have to change once if I had many programms needing compilation on the different system.</text:span></text:p>
      <text:p text:style-name="P8"><text:span text:style-name="T6"><text:tab/></text:span><text:span text:style-name="T7">This is a hugely simplified use of a makefile, from what I gather they are very very powerful.</text:span></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17:10:39</meta:creation-date>
    <dc:date>2013-11-13T17:19:24.504732000</dc:date>
    <meta:editing-duration>PT3M52S</meta:editing-duration>
    <meta:editing-cycles>5</meta:editing-cycles>
    <meta:generator>LibreOffice/4.1.2.3$MacOSX_x86 LibreOffice_project/40b2d7fde7e8d2d7bc5a449dc65df4d08a7dd38</meta:generator>
    <meta:document-statistic meta:table-count="0" meta:image-count="0" meta:object-count="0" meta:page-count="1" meta:paragraph-count="14" meta:word-count="366" meta:character-count="2117" meta:non-whitespace-character-count="1721"/>
  </office:meta>
</office:document-meta>
</file>